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796cm"/>
    </style:style>
    <style:style style:name="co9" style:family="table-column">
      <style:table-column-properties fo:break-before="auto" style:column-width="4.782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4.008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1.05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3.344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3.261cm"/>
    </style:style>
    <style:style style:name="co19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</table:table>
      <table:table table:name="903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0" table:number-columns-repeated="7" table:default-cell-style-name="ce2"/>
        <table:table-column table:style-name="co10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4:13:02.1553690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9T14:44:52.344483371</dc:date>
    <dc:creator>Germán Ramírez</dc:creator>
    <meta:editing-duration>P1DT8M48S</meta:editing-duration>
    <meta:editing-cycles>22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22" meta:object-count="0"/>
  </office:meta>
</office:document-meta>
</file>